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Google Sans" svg:font-family="'Google Sans', Roboto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margin-left="0in" fo:margin-right="0in" fo:margin-top="0.1665in" fo:margin-bottom="0.1665in" style:contextual-spacing="false" style:line-height-at-least="0.25in" fo:text-indent="0in" style:auto-text-indent="false"/>
    </style:style>
    <style:style style:name="P2" style:family="paragraph" style:parent-style-name="Standard">
      <style:paragraph-properties fo:margin-left="0in" fo:margin-right="0in" fo:margin-top="0.3126in" fo:margin-bottom="0.1665in" style:contextual-spacing="false" style:line-height-at-least="0.2917in" fo:text-indent="0in" style:auto-text-indent="false"/>
      <style:text-properties fo:color="#0a0a0a" loext:opacity="100%" style:font-name="Google Sans" fo:font-size="15pt" fo:font-weight="bold"/>
    </style:style>
    <style:style style:name="P3" style:family="paragraph" style:parent-style-name="Text_20_body" style:list-style-name="L1">
      <style:paragraph-properties fo:margin-left="0in" fo:margin-right="0in" fo:margin-top="0in" fo:margin-bottom="0.1252in" style:contextual-spacing="false" style:line-height-at-least="0.25in" fo:text-indent="0in" style:auto-text-indent="false" fo:padding="0in" fo:border="none"/>
    </style:style>
    <style:style style:name="P4" style:family="paragraph" style:parent-style-name="Text_20_body" style:list-style-name="L1">
      <style:paragraph-properties fo:margin-left="0in" fo:margin-right="0in" fo:margin-top="0in" fo:margin-bottom="0.1252in" style:contextual-spacing="false" style:line-height-at-least="0.25in" fo:text-indent="0in" style:auto-text-indent="false" fo:padding="0in" fo:border="none"/>
      <style:text-properties style:font-name="Google Sans" fo:font-size="12pt"/>
    </style:style>
    <style:style style:name="P5" style:family="paragraph" style:parent-style-name="Text_20_body">
      <style:paragraph-properties fo:margin-left="0in" fo:margin-right="0in" fo:margin-top="0.1665in" fo:margin-bottom="0.1665in" style:contextual-spacing="false" style:line-height-at-least="0.25in" fo:text-indent="0in" style:auto-text-indent="false"/>
    </style:style>
    <style:style style:name="T1" style:family="text">
      <style:text-properties style:font-name="Google Sans" fo:font-size="12pt"/>
    </style:style>
    <style:style style:name="T2" style:family="text">
      <style:text-properties style:font-name="Google Sans" fo:font-size="12pt" style:text-underline-style="solid" style:text-underline-width="auto" style:text-underline-color="font-color"/>
    </style:style>
    <style:style style:name="T3" style:family="text">
      <style:text-properties style:font-name="Google Sans" fo:font-size="12pt" style:text-underline-style="solid" style:text-underline-width="auto" style:text-underline-color="font-color" officeooo:rsid="000e485b"/>
    </style:style>
    <style:style style:name="T4" style:family="text">
      <style:text-properties style:font-name="Google Sans" fo:font-size="12pt" fo:font-weight="bold"/>
    </style:style>
    <text:list-style style:name="L1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-0.1965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The </text:span><text:bookmark text:name="NgQ3aZaoOOymmtkPsrLV2Ac_1"/><text:a xlink:type="simple" xlink:href="https://www.google.com/search?q=UK&amp;kgmid=/m/07ssc&amp;sa=X&amp;ved=2ahUKEwiWm7zgu66RAxVskyYFHTJZFXsQ3egRegYIAQgCEAI" text:style-name="Internet_20_link" text:visited-style-name="Visited_20_Internet_20_Link"><text:span text:style-name="T2">U</text:span></text:a><text:span text:style-name="T3">K </text:span><text:span text:style-name="T1">did not implement full socialism, but the post-WWII political landscape was dominated by a </text:span><text:span text:style-name="Strong_20_Emphasis"><text:span text:style-name="T4">"post-war economic consensus"</text:span></text:span><text:span text:style-name="T1"> which featured a significant degree of </text:span><text:span text:style-name="Strong_20_Emphasis"><text:span text:style-name="T4">social democracy and Keynesian economics</text:span></text:span><text:span text:style-name="T1">, including a robust welfare state and nationalized industries. This system faced severe economic challenges in the 1970s, which led to its abandonment and the shift towards free-market policies under Margaret Thatcher. </text:span></text:p>
      <text:p text:style-name="P2">Why the UK moved away from the post-war consensus:</text:p>
      <text:list text:style-name="L1">
        <text:list-item>
          <text:p text:style-name="P3"><text:span text:style-name="Strong_20_Emphasis"><text:span text:style-name="T4">Economic Crisis and "Stagflation":</text:span></text:span><text:span text:style-name="T1"> The 1970s were marked by severe economic turmoil, including high inflation and economic stagnation (a combination known as "stagflation"), which the prevailing Keynesian policies struggled to address.</text:span></text:p>
        </text:list-item>
        <text:list-item>
          <text:p text:style-name="P3"><text:span text:style-name="Strong_20_Emphasis"><text:span text:style-name="T4">Powerful Trade Unions and Industrial Strife:</text:span></text:span><text:span text:style-name="T1"> Powerful trade unions frequently engaged in strikes for higher wages, which contributed to inflation and significant industrial disruption, most notably the "Winter of Discontent" in the winter of 1978-79. This generated a public perception of government powerlessness and economic chaos.</text:span></text:p>
        </text:list-item>
        <text:list-item>
          <text:p text:style-name="P3"><text:span text:style-name="Strong_20_Emphasis"><text:span text:style-name="T4">External Economic Shocks:</text:span></text:span><text:span text:style-name="T1"> The 1973 OPEC oil price shock dramatically increased the cost of oil, contributing to a global recession and exacerbating the UK's domestic economic problems.</text:span></text:p>
        </text:list-item>
        <text:list-item>
          <text:p text:style-name="P3"><text:span text:style-name="Strong_20_Emphasis"><text:span text:style-name="T4">IMF Intervention:</text:span></text:span><text:span text:style-name="T1"> In 1976, the UK government was forced to apply for a major loan from the International Monetary Fund (IMF) to stabilize the value of the pound and address a large budget deficit. The loan was conditional on significant public spending cuts and fiscal restraint, a major turning point in policy.</text:span></text:p>
        </text:list-item>
        <text:list-item>
          <text:p text:style-name="P3"><text:span text:style-name="Strong_20_Emphasis"><text:span text:style-name="T4">Political Shift and the Rise of Thatcherism:</text:span></text:span><text:span text:style-name="T1"> The failure of both Conservative (under Edward Heath) and Labour (under Harold Wilson and James Callaghan) governments to manage the economy effectively led to a loss of public faith in the post-war consensus. Margaret Thatcher's Conservative government, elected in 1979, introduced a new economic model that emphasized:</text:span></text:p>
          <text:list>
            <text:list-item>
              <text:p text:style-name="P4">Privatization of state-owned industries.</text:p>
            </text:list-item>
            <text:list-item>
              <text:p text:style-name="P4">Deregulation and reduced government intervention.</text:p>
            </text:list-item>
            <text:list-item>
              <text:p text:style-name="P4">Lower taxes, especially on high incomes.</text:p>
            </text:list-item>
            <text:list-item>
              <text:p text:style-name="P4">Confrontation with and reduction in the power of trade unions. </text:p>
            </text:list-item>
          </text:list>
        </text:list-item>
      </text:list>
      <text:p text:style-name="P5"><text:soft-page-break/><text:span text:style-name="T1">The economic difficulties and industrial unrest of the 1970s made the public receptive to Margaret Thatcher's radical free-market reforms, leading to a decisive and lasting shift away from the social democratic model that had dominated the UK since the 1940s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Google Sans" svg:font-family="'Google Sans', Roboto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08T10:01:29.262011285</meta:creation-date>
    <dc:date>2025-12-08T10:02:58.041906461</dc:date>
    <meta:editing-duration>PT1M29S</meta:editing-duration>
    <meta:editing-cycles>1</meta:editing-cycles>
    <meta:document-statistic meta:table-count="0" meta:image-count="0" meta:object-count="0" meta:page-count="2" meta:paragraph-count="12" meta:word-count="354" meta:character-count="2366" meta:non-whitespace-character-count="2031"/>
    <meta:generator>LibreOffice/25.8.3.2$Linux_X86_64 LibreOffice_project/580$Build-2</meta:generator>
  </office:meta>
</office:document-meta>
</file>